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T1" style:family="text">
      <style:text-properties style:text-underline-style="none"/>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apport </text:p>
      <text:p text:style-name="P1">Projet Flood-it</text:p>
      <text:p text:style-name="P5"/>
      <text:p text:style-name="P5"/>
      <text:p text:style-name="P4"><text:tab/>Flood-It, ou jeu d'inondation en français, est un jeu dont le but est d'inonder une grille remplie de zones de couleurs et ceci le plus efficacement possible. Ce projet consistait à coder un algorithme capable de jouer à ce jeu. Cet algorithme se devait d'être rapide, avec un temps CPU le plus faible possible, mais surtout efficace pour obtenir les meilleurs scores sur le jeu.</text:p>
      <text:p text:style-name="P4"><text:tab/>Pour la première partie, nous avons utilisé uniquement une stratégie de choix aléatoire l'objectif étant de découvrir le jeu, de coder des algorithmes pour parcourir la grille, puis d'optimiser au mieux le parcours pour réduire les temps d'exécutions en utilisant une structure bien spécifique.</text:p>
      <text:p text:style-name="P4"><text:tab/>Dans la deuxième partie, nous avons explorer de nouvelles stratégies, plus efficaces que la première pour obtenir les meilleurs scores. Pour cela nous utilisions une structure en graphe.</text:p>
      <text:p text:style-name="P4"/>
      <text:p text:style-name="P4"><text:span text:style-name="T1"><text:tab/>Dans les deux premiers exercices, nous avions, à chaque fois, deux fonctions à mettre en œuvre, une fonction trouve_zone qui met en évidence une zone de la grille et une fonction sequence_aleatoire qui joue une séquence de couleurs aléatoire.</text:span></text:p>
      <text:p text:style-name="P4"><text:span text:style-name="T1"><text:tab/>La fonction trouve_zone du premier exercice est récursive, pour une case de coordonnées i, j la fonction est rappelée pour les cases adjacentes selon si elles sont de même couleur et encore non visitées. La fonction trouve_zone du second exercice est une version dérecursifer de la première, elle parcour une zone de la même manière sauf qu'au lieu de se rappeler elle-même, elle empile les cases dans une pile d’exécution. La fonction sequence_aleatoire est la même pour les deux exercices, si ce n'est qu'elles n'utilisent pas la même fonction trouve_zone.</text:span></text:p>
      <text:p text:style-name="P3"/>
      <text:p text:style-name="P2">Une fois ces deux fonctions testées, on remarquer que plus on augmente le nombre de couleur du jeu alors plus le temps CPU et le nombre d’essais pour finir la partie augmente eux aussi, et lorsqu’on augmente les dimensions de la grille alors le temps CPU augmente mais pas le nombre d’essais qui varie sans vraiment croître ou décroître. Cette fonction n’est pas très efficace car elle reparcourt à chaque tour de boucle toutes les cases de la zone Zsg.</text:p>
      <text:p text:style-name="P2"/>
      <text:p text:style-name="P2"/>
      <text:p text:style-name="P2">Exercice 2</text:p>
      <text:p text:style-name="P2">Avec la version dérécursifié de la fonction « trouve_zone », on ne constate pas d’importante différence de performance, le nombre d’essais est le même car la stratégie est la même et le temps CPU n’est que très légèrement inférieure à celui de la version précédente. En l’occurrence, on peut imaginer que l’espace mémoire <text:soft-page-break/>nécessaire à l’exécution de cette dernière version est bien moindre car il n’y a pas d’appel récursif.</text:p>
      <text:p text:style-name="P2"/>
      <text:p text:style-name="P2"/>
      <text:p text:style-name="P2">Exercice 3</text:p>
      <text:p text:style-name="P2">Cette dernière version réduit grandement les temps CPU pour la même stratégie, <text:s/>cette fois ci la fonction n’a pas à reparcourir à chaque tour de boucle toute la zone Zsg car la zone est stockée avec sa bordure et on ne s’occupe alors que des nouvelles cases qui passe de la bordure à la zone Zs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i-dessous les valeurs et les graphiques obtenus à l'issu des exécutions des différentes version de la fonction « sequence-aleatoire » :</text:p>
      <text:p text:style-name="P2"/>
      <text:p text:style-name="P2"/>
      <text:p text:style-name="P2"><draw:frame draw:style-name="fr1" draw:name="Objet1" text:anchor-type="paragraph" svg:x="-1.612cm" svg:y="0.134cm" svg:width="9.77cm" svg:height="13.718cm" draw:z-index="0"><draw:object xlink:href="./Object 1" xlink:type="simple" xlink:show="embed" xlink:actuate="onLoad"/><draw:image xlink:href="./ObjectReplacements/Object 1" xlink:type="simple" xlink:show="embed" xlink:actuate="onLoad"/></draw:frame><draw:frame draw:style-name="fr1" draw:name="Objet2" text:anchor-type="paragraph" svg:x="8.479cm" svg:y="0.134cm" svg:width="10.007cm" svg:height="10.321cm" draw:z-index="1"><draw:object xlink:href="./Object 2" xlink:type="simple" xlink:show="embed" xlink:actuate="onLoad"/><draw:image xlink:href="./ObjectReplacements/Object 2"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draw:frame draw:style-name="fr1" draw:name="Objet3" text:anchor-type="paragraph" svg:x="-1.864cm" svg:y="1.081cm" svg:width="10.876cm" svg:height="8.991cm" draw:z-index="2"><draw:object xlink:href="./Object 3" xlink:type="simple" xlink:show="embed" xlink:actuate="onLoad"/><draw:image xlink:href="./ObjectReplacements/Object 3" xlink:type="simple" xlink:show="embed" xlink:actuate="onLoad"/></draw:frame><draw:frame draw:style-name="fr1" draw:name="Objet4" text:anchor-type="paragraph" svg:x="8.719cm" svg:y="1.081cm" svg:width="10.109cm" svg:height="8.961cm" draw:z-index="3"><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499cm" style:shadow="none" fo:background-color="transparent" style:dynamic-spacing="true">
          <style:background-image/>
        </style:header-footer-properties>
      </style:header-style>
      <style:footer-style/>
    </style:page-layout>
  </office:automatic-styles>
  <office:master-styles>
    <style:master-page style:name="Standard" style:page-layout-name="Mpm1">
      <style:header>
        <text:p text:style-name="Header">LU2IN006<text:tab/>Page <text:page-number text:select-page="current">3</text:page-number>/<text:page-count>3</text:page-count><text:tab/>Lou THIR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u </meta:initial-creator>
    <meta:creation-date>2020-03-26T11:45:52.89</meta:creation-date>
    <dc:date>2020-05-22T16:33:49.51</dc:date>
    <meta:editing-duration>PT4H15M53S</meta:editing-duration>
    <meta:editing-cycles>18</meta:editing-cycles>
    <meta:generator>OpenOffice/4.1.6$Win32 OpenOffice.org_project/416m1$Build-9790</meta:generator>
    <dc:creator>Lou </dc:creator>
    <meta:document-statistic meta:table-count="0" meta:image-count="0" meta:object-count="4" meta:page-count="3" meta:paragraph-count="14" meta:word-count="505" meta:character-count="30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05cm"/>
    </style:style>
    <style:style style:name="co3"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1.358cm" fo:break-before="auto" style:use-optimal-row-height="true"/>
    </style:style>
    <style:style style:name="ro3" style:family="table-row">
      <style:table-row-properties style:row-height="0.78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style:style>
    <style:style style:name="ce2" style:family="table-cell" style:parent-style-name="Default">
      <style:table-cell-properties style:text-align-source="fix" style:repeat-content="false" fo:wrap-option="wrap" fo:border="0.002cm solid #000000"/>
      <style:paragraph-properties fo:text-align="center" fo:margin-left="0cm"/>
    </style:style>
    <style:style style:name="ce3" style:family="table-cell" style:parent-style-name="Default">
      <style:table-cell-properties style:text-align-source="fix" style:repeat-content="false" fo:border="0.002cm solid #000000"/>
      <style:paragraph-properties fo:text-align="start" fo:margin-left="0cm"/>
    </style:style>
    <style:style style:name="ce4" style:family="table-cell" style:parent-style-name="Default">
      <style:table-cell-properties fo:border-bottom="0.002cm solid #000000" fo:border-left="none" fo:border-right="none" fo:border-top="0.002cm solid #000000"/>
    </style:style>
    <style:style style:name="ce5" style:family="table-cell" style:parent-style-name="Default">
      <style:table-cell-properties style:text-align-source="fix" style:repeat-content="false" fo:border="0.002cm solid #000000" style:vertical-align="middle"/>
      <style:paragraph-properties fo:text-align="center"/>
    </style:style>
    <style:style style:name="ce6" style:family="table-cell" style:parent-style-name="Default" style:data-style-name="N112">
      <style:table-cell-properties style:text-align-source="fix" style:repeat-content="false" fo:border="0.002cm solid #000000"/>
      <style:paragraph-properties fo:text-align="start" fo:margin-left="0cm"/>
    </style:style>
    <style:style style:name="ce7" style:family="table-cell" style:parent-style-name="Default">
      <style:table-cell-properties fo:border="0.002cm solid #000000"/>
    </style:style>
    <style:style style:name="ce8" style:family="table-cell" style:parent-style-name="Default">
      <style:table-cell-properties fo:border-bottom="0.002cm solid #000000" fo:border-left="none" fo:border-right="0.002cm solid #000000" fo:border-top="0.002cm solid #000000"/>
    </style:style>
  </office:automatic-styles>
  <office:body>
    <office:spreadsheet>
      <table:calculation-settings table:automatic-find-labels="false" table:use-regular-expressions="false"/>
      <table:table table:name="Flood-It" table:style-name="ta1" table:print="false">
        <table:table-column table:style-name="co1" table:default-cell-style-name="Default"/>
        <table:table-column table:style-name="co2" table:default-cell-style-name="ce3"/>
        <table:table-column table:style-name="co3" table:default-cell-style-name="ce3"/>
        <table:table-column table:style-name="co3" table:number-columns-repeated="3" table:default-cell-style-name="ce6"/>
        <table:table-row table:style-name="ro1" table:number-rows-repeated="2">
          <table:table-cell/>
          <table:table-cell table:style-name="Default" table:number-columns-repeated="5"/>
        </table:table-row>
        <table:table-row table:style-name="ro2">
          <table:table-cell/>
          <table:table-cell table:style-name="ce1" office:value-type="string" table:number-columns-spanned="5" table:number-rows-spanned="1">
            <text:p>Temps CPU et nombre d’essais pour l’exécution de la fonction « sequence_aleatoire », en fonction des dimensions de la grille pour 10 couleurs différentes.</text:p>
          </table:table-cell>
          <table:covered-table-cell table:number-columns-repeated="3" table:style-name="ce4"/>
          <table:covered-table-cell table:style-name="ce8"/>
        </table:table-row>
        <table:table-row table:style-name="ro1">
          <table:table-cell/>
          <table:table-cell table:style-name="ce1" office:value-type="string" table:number-columns-spanned="1" table:number-rows-spanned="2">
            <text:p>dimensions de la grille</text:p>
          </table:table-cell>
          <table:table-cell table:style-name="ce1" office:value-type="string" table:number-columns-spanned="1" table:number-rows-spanned="2">
            <text:p>nombre d’essais</text:p>
          </table:table-cell>
          <table:table-cell table:style-name="ce5" office:value-type="string" table:number-columns-spanned="3" table:number-rows-spanned="1">
            <text:p>temps CPU (en secondes)</text:p>
          </table:table-cell>
          <table:covered-table-cell table:number-columns-repeated="2" table:style-name="ce7"/>
        </table:table-row>
        <table:table-row table:style-name="ro3">
          <table:table-cell/>
          <table:covered-table-cell table:number-columns-repeated="2" table:style-name="ce2"/>
          <table:table-cell table:style-name="ce2" office:value-type="string">
            <text:p>version récursive</text:p>
          </table:table-cell>
          <table:table-cell table:style-name="ce2" office:value-type="string">
            <text:p>version impérative</text:p>
          </table:table-cell>
          <table:table-cell table:style-name="ce2" office:value-type="string">
            <text:p>version rapide</text:p>
          </table:table-cell>
        </table:table-row>
        <table:table-row table:style-name="ro1">
          <table:table-cell/>
          <table:table-cell office:value-type="float" office:value="10">
            <text:p>10</text:p>
          </table:table-cell>
          <table:table-cell office:value-type="float" office:value="63">
            <text:p>63</text:p>
          </table:table-cell>
          <table:table-cell office:value-type="float" office:value="0.00129">
            <text:p>0,001290</text:p>
          </table:table-cell>
          <table:table-cell office:value-type="float" office:value="0.001389">
            <text:p>0,001389</text:p>
          </table:table-cell>
          <table:table-cell office:value-type="float" office:value="0.000033">
            <text:p>0,000033</text:p>
          </table:table-cell>
        </table:table-row>
        <table:table-row table:style-name="ro1">
          <table:table-cell/>
          <table:table-cell table:formula="of:=[.B6]+1" office:value-type="float" office:value="11">
            <text:p>11</text:p>
          </table:table-cell>
          <table:table-cell office:value-type="float" office:value="80">
            <text:p>80</text:p>
          </table:table-cell>
          <table:table-cell office:value-type="float" office:value="0.00225">
            <text:p>0,002250</text:p>
          </table:table-cell>
          <table:table-cell office:value-type="float" office:value="0.002031">
            <text:p>0,002031</text:p>
          </table:table-cell>
          <table:table-cell office:value-type="float" office:value="0.000039">
            <text:p>0,000039</text:p>
          </table:table-cell>
        </table:table-row>
        <table:table-row table:style-name="ro1">
          <table:table-cell/>
          <table:table-cell table:formula="of:=[.B7]+1" office:value-type="float" office:value="12">
            <text:p>12</text:p>
          </table:table-cell>
          <table:table-cell office:value-type="float" office:value="59">
            <text:p>59</text:p>
          </table:table-cell>
          <table:table-cell office:value-type="float" office:value="0.001771">
            <text:p>0,001771</text:p>
          </table:table-cell>
          <table:table-cell office:value-type="float" office:value="0.001533">
            <text:p>0,001533</text:p>
          </table:table-cell>
          <table:table-cell office:value-type="float" office:value="0.000039">
            <text:p>0,000039</text:p>
          </table:table-cell>
        </table:table-row>
        <table:table-row table:style-name="ro1">
          <table:table-cell/>
          <table:table-cell table:formula="of:=[.B8]+1" office:value-type="float" office:value="13">
            <text:p>13</text:p>
          </table:table-cell>
          <table:table-cell office:value-type="float" office:value="96">
            <text:p>96</text:p>
          </table:table-cell>
          <table:table-cell office:value-type="float" office:value="0.004922">
            <text:p>0,004922</text:p>
          </table:table-cell>
          <table:table-cell office:value-type="float" office:value="0.004883">
            <text:p>0,004883</text:p>
          </table:table-cell>
          <table:table-cell office:value-type="float" office:value="0.000059">
            <text:p>0,000059</text:p>
          </table:table-cell>
        </table:table-row>
        <table:table-row table:style-name="ro1">
          <table:table-cell/>
          <table:table-cell table:formula="of:=[.B9]+1" office:value-type="float" office:value="14">
            <text:p>14</text:p>
          </table:table-cell>
          <table:table-cell office:value-type="float" office:value="132">
            <text:p>132</text:p>
          </table:table-cell>
          <table:table-cell office:value-type="float" office:value="0.012286">
            <text:p>0,012286</text:p>
          </table:table-cell>
          <table:table-cell office:value-type="float" office:value="0.011009">
            <text:p>0,011009</text:p>
          </table:table-cell>
          <table:table-cell office:value-type="float" office:value="0.000083">
            <text:p>0,000083</text:p>
          </table:table-cell>
        </table:table-row>
        <table:table-row table:style-name="ro1">
          <table:table-cell/>
          <table:table-cell table:formula="of:=[.B10]+1" office:value-type="float" office:value="15">
            <text:p>15</text:p>
          </table:table-cell>
          <table:table-cell office:value-type="float" office:value="151">
            <text:p>151</text:p>
          </table:table-cell>
          <table:table-cell office:value-type="float" office:value="0.021575">
            <text:p>0,021575</text:p>
          </table:table-cell>
          <table:table-cell office:value-type="float" office:value="0.018651">
            <text:p>0,018651</text:p>
          </table:table-cell>
          <table:table-cell office:value-type="float" office:value="0.000108">
            <text:p>0,000108</text:p>
          </table:table-cell>
        </table:table-row>
        <table:table-row table:style-name="ro1">
          <table:table-cell/>
          <table:table-cell table:formula="of:=[.B11]+1" office:value-type="float" office:value="16">
            <text:p>16</text:p>
          </table:table-cell>
          <table:table-cell office:value-type="float" office:value="107">
            <text:p>107</text:p>
          </table:table-cell>
          <table:table-cell office:value-type="float" office:value="0.01667">
            <text:p>0,016670</text:p>
          </table:table-cell>
          <table:table-cell office:value-type="float" office:value="0.01593">
            <text:p>0,015930</text:p>
          </table:table-cell>
          <table:table-cell office:value-type="float" office:value="0.000118">
            <text:p>0,000118</text:p>
          </table:table-cell>
        </table:table-row>
        <table:table-row table:style-name="ro1">
          <table:table-cell/>
          <table:table-cell table:formula="of:=[.B12]+1" office:value-type="float" office:value="17">
            <text:p>17</text:p>
          </table:table-cell>
          <table:table-cell office:value-type="float" office:value="111">
            <text:p>111</text:p>
          </table:table-cell>
          <table:table-cell office:value-type="float" office:value="0.01662">
            <text:p>0,016620</text:p>
          </table:table-cell>
          <table:table-cell office:value-type="float" office:value="0.014649">
            <text:p>0,014649</text:p>
          </table:table-cell>
          <table:table-cell office:value-type="float" office:value="0.000097">
            <text:p>0,000097</text:p>
          </table:table-cell>
        </table:table-row>
        <table:table-row table:style-name="ro1">
          <table:table-cell/>
          <table:table-cell table:formula="of:=[.B13]+1" office:value-type="float" office:value="18">
            <text:p>18</text:p>
          </table:table-cell>
          <table:table-cell office:value-type="float" office:value="111">
            <text:p>111</text:p>
          </table:table-cell>
          <table:table-cell office:value-type="float" office:value="0.023159">
            <text:p>0,023159</text:p>
          </table:table-cell>
          <table:table-cell office:value-type="float" office:value="0.020931">
            <text:p>0,020931</text:p>
          </table:table-cell>
          <table:table-cell office:value-type="float" office:value="0.000116">
            <text:p>0,000116</text:p>
          </table:table-cell>
        </table:table-row>
        <table:table-row table:style-name="ro1">
          <table:table-cell/>
          <table:table-cell table:formula="of:=[.B14]+1" office:value-type="float" office:value="19">
            <text:p>19</text:p>
          </table:table-cell>
          <table:table-cell office:value-type="float" office:value="167">
            <text:p>167</text:p>
          </table:table-cell>
          <table:table-cell office:value-type="float" office:value="0.041662">
            <text:p>0,041662</text:p>
          </table:table-cell>
          <table:table-cell office:value-type="float" office:value="0.037582">
            <text:p>0,037582</text:p>
          </table:table-cell>
          <table:table-cell office:value-type="float" office:value="0.000156">
            <text:p>0,000156</text:p>
          </table:table-cell>
        </table:table-row>
        <table:table-row table:style-name="ro1">
          <table:table-cell/>
          <table:table-cell table:formula="of:=[.B15]+1" office:value-type="float" office:value="20">
            <text:p>20</text:p>
          </table:table-cell>
          <table:table-cell office:value-type="float" office:value="88">
            <text:p>88</text:p>
          </table:table-cell>
          <table:table-cell office:value-type="float" office:value="0.022328">
            <text:p>0,022328</text:p>
          </table:table-cell>
          <table:table-cell office:value-type="float" office:value="0.02343">
            <text:p>0,023430</text:p>
          </table:table-cell>
          <table:table-cell office:value-type="float" office:value="0.000132">
            <text:p>0,000132</text:p>
          </table:table-cell>
        </table:table-row>
        <table:table-row table:style-name="ro1">
          <table:table-cell/>
          <table:table-cell table:formula="of:=[.B16]+1" office:value-type="float" office:value="21">
            <text:p>21</text:p>
          </table:table-cell>
          <table:table-cell office:value-type="float" office:value="131">
            <text:p>131</text:p>
          </table:table-cell>
          <table:table-cell office:value-type="float" office:value="0.054504">
            <text:p>0,054504</text:p>
          </table:table-cell>
          <table:table-cell office:value-type="float" office:value="0.050779">
            <text:p>0,050779</text:p>
          </table:table-cell>
          <table:table-cell office:value-type="float" office:value="0.000195">
            <text:p>0,000195</text:p>
          </table:table-cell>
        </table:table-row>
        <table:table-row table:style-name="ro1">
          <table:table-cell/>
          <table:table-cell table:formula="of:=[.B17]+1" office:value-type="float" office:value="22">
            <text:p>22</text:p>
          </table:table-cell>
          <table:table-cell office:value-type="float" office:value="93">
            <text:p>93</text:p>
          </table:table-cell>
          <table:table-cell office:value-type="float" office:value="0.050566">
            <text:p>0,050566</text:p>
          </table:table-cell>
          <table:table-cell office:value-type="float" office:value="0.045085">
            <text:p>0,045085</text:p>
          </table:table-cell>
          <table:table-cell office:value-type="float" office:value="0.000168">
            <text:p>0,000168</text:p>
          </table:table-cell>
        </table:table-row>
        <table:table-row table:style-name="ro1">
          <table:table-cell/>
          <table:table-cell table:formula="of:=[.B18]+1" office:value-type="float" office:value="23">
            <text:p>23</text:p>
          </table:table-cell>
          <table:table-cell office:value-type="float" office:value="122">
            <text:p>122</text:p>
          </table:table-cell>
          <table:table-cell office:value-type="float" office:value="0.074761">
            <text:p>0,074761</text:p>
          </table:table-cell>
          <table:table-cell office:value-type="float" office:value="0.064552">
            <text:p>0,064552</text:p>
          </table:table-cell>
          <table:table-cell office:value-type="float" office:value="0.000221">
            <text:p>0,000221</text:p>
          </table:table-cell>
        </table:table-row>
        <table:table-row table:style-name="ro1">
          <table:table-cell/>
          <table:table-cell table:formula="of:=[.B19]+1" office:value-type="float" office:value="24">
            <text:p>24</text:p>
          </table:table-cell>
          <table:table-cell office:value-type="float" office:value="99">
            <text:p>99</text:p>
          </table:table-cell>
          <table:table-cell office:value-type="float" office:value="0.062506">
            <text:p>0,062506</text:p>
          </table:table-cell>
          <table:table-cell office:value-type="float" office:value="0.058242">
            <text:p>0,058242</text:p>
          </table:table-cell>
          <table:table-cell office:value-type="float" office:value="0.000199">
            <text:p>0,000199</text:p>
          </table:table-cell>
        </table:table-row>
        <table:table-row table:style-name="ro1">
          <table:table-cell/>
          <table:table-cell table:formula="of:=[.B20]+1" office:value-type="float" office:value="25">
            <text:p>25</text:p>
          </table:table-cell>
          <table:table-cell office:value-type="float" office:value="95">
            <text:p>95</text:p>
          </table:table-cell>
          <table:table-cell office:value-type="float" office:value="0.100588">
            <text:p>0,100588</text:p>
          </table:table-cell>
          <table:table-cell office:value-type="float" office:value="0.085642">
            <text:p>0,085642</text:p>
          </table:table-cell>
          <table:table-cell office:value-type="float" office:value="0.000271">
            <text:p>0,000271</text:p>
          </table:table-cell>
        </table:table-row>
        <table:table-row table:style-name="ro1">
          <table:table-cell/>
          <table:table-cell table:formula="of:=[.B21]+1" office:value-type="float" office:value="26">
            <text:p>26</text:p>
          </table:table-cell>
          <table:table-cell office:value-type="float" office:value="106">
            <text:p>106</text:p>
          </table:table-cell>
          <table:table-cell office:value-type="float" office:value="0.083334">
            <text:p>0,083334</text:p>
          </table:table-cell>
          <table:table-cell office:value-type="float" office:value="0.088549">
            <text:p>0,088549</text:p>
          </table:table-cell>
          <table:table-cell office:value-type="float" office:value="0.000256">
            <text:p>0,000256</text:p>
          </table:table-cell>
        </table:table-row>
        <table:table-row table:style-name="ro1">
          <table:table-cell/>
          <table:table-cell table:formula="of:=[.B22]+1" office:value-type="float" office:value="27">
            <text:p>27</text:p>
          </table:table-cell>
          <table:table-cell office:value-type="float" office:value="119">
            <text:p>119</text:p>
          </table:table-cell>
          <table:table-cell office:value-type="float" office:value="0.120671">
            <text:p>0,120671</text:p>
          </table:table-cell>
          <table:table-cell office:value-type="float" office:value="0.120836">
            <text:p>0,120836</text:p>
          </table:table-cell>
          <table:table-cell office:value-type="float" office:value="0.000281">
            <text:p>0,000281</text:p>
          </table:table-cell>
        </table:table-row>
        <table:table-row table:style-name="ro1">
          <table:table-cell/>
          <table:table-cell table:formula="of:=[.B23]+1" office:value-type="float" office:value="28">
            <text:p>28</text:p>
          </table:table-cell>
          <table:table-cell office:value-type="float" office:value="130">
            <text:p>130</text:p>
          </table:table-cell>
          <table:table-cell office:value-type="float" office:value="0.160703">
            <text:p>0,160703</text:p>
          </table:table-cell>
          <table:table-cell office:value-type="float" office:value="0.148506">
            <text:p>0,148506</text:p>
          </table:table-cell>
          <table:table-cell office:value-type="float" office:value="0.000323">
            <text:p>0,000323</text:p>
          </table:table-cell>
        </table:table-row>
        <table:table-row table:style-name="ro1">
          <table:table-cell/>
          <table:table-cell table:formula="of:=[.B24]+1" office:value-type="float" office:value="29">
            <text:p>29</text:p>
          </table:table-cell>
          <table:table-cell office:value-type="float" office:value="107">
            <text:p>107</text:p>
          </table:table-cell>
          <table:table-cell office:value-type="float" office:value="0.138441">
            <text:p>0,138441</text:p>
          </table:table-cell>
          <table:table-cell office:value-type="float" office:value="0.122309">
            <text:p>0,122309</text:p>
          </table:table-cell>
          <table:table-cell office:value-type="float" office:value="0.000315">
            <text:p>0,000315</text:p>
          </table:table-cell>
        </table:table-row>
        <table:table-row table:style-name="ro1">
          <table:table-cell/>
          <table:table-cell table:formula="of:=[.B25]+1" office:value-type="float" office:value="30">
            <text:p>30</text:p>
          </table:table-cell>
          <table:table-cell office:value-type="float" office:value="112">
            <text:p>112</text:p>
          </table:table-cell>
          <table:table-cell office:value-type="float" office:value="0.156855">
            <text:p>0,156855</text:p>
          </table:table-cell>
          <table:table-cell office:value-type="float" office:value="0.148635">
            <text:p>0,148635</text:p>
          </table:table-cell>
          <table:table-cell office:value-type="float" office:value="0.00033">
            <text:p>0,000330</text:p>
          </table:table-cell>
        </table:table-row>
        <table:table-row table:style-name="ro1">
          <table:table-cell/>
          <table:table-cell table:formula="of:=[.B26]+1" office:value-type="float" office:value="31">
            <text:p>31</text:p>
          </table:table-cell>
          <table:table-cell office:value-type="float" office:value="108">
            <text:p>108</text:p>
          </table:table-cell>
          <table:table-cell office:value-type="float" office:value="0.293517">
            <text:p>0,293517</text:p>
          </table:table-cell>
          <table:table-cell office:value-type="float" office:value="0.257799">
            <text:p>0,257799</text:p>
          </table:table-cell>
          <table:table-cell office:value-type="float" office:value="0.000441">
            <text:p>0,000441</text:p>
          </table:table-cell>
        </table:table-row>
        <table:table-row table:style-name="ro1">
          <table:table-cell/>
          <table:table-cell table:formula="of:=[.B27]+1" office:value-type="float" office:value="32">
            <text:p>32</text:p>
          </table:table-cell>
          <table:table-cell office:value-type="float" office:value="104">
            <text:p>104</text:p>
          </table:table-cell>
          <table:table-cell office:value-type="float" office:value="0.19074">
            <text:p>0,190740</text:p>
          </table:table-cell>
          <table:table-cell office:value-type="float" office:value="0.178055">
            <text:p>0,178055</text:p>
          </table:table-cell>
          <table:table-cell office:value-type="float" office:value="0.000398">
            <text:p>0,000398</text:p>
          </table:table-cell>
        </table:table-row>
        <table:table-row table:style-name="ro1">
          <table:table-cell/>
          <table:table-cell table:formula="of:=[.B28]+1" office:value-type="float" office:value="33">
            <text:p>33</text:p>
          </table:table-cell>
          <table:table-cell office:value-type="float" office:value="77">
            <text:p>77</text:p>
          </table:table-cell>
          <table:table-cell office:value-type="float" office:value="0.190064">
            <text:p>0,190064</text:p>
          </table:table-cell>
          <table:table-cell office:value-type="float" office:value="0.194938">
            <text:p>0,194938</text:p>
          </table:table-cell>
          <table:table-cell office:value-type="float" office:value="0.000389">
            <text:p>0,000389</text:p>
          </table:table-cell>
        </table:table-row>
        <table:table-row table:style-name="ro1">
          <table:table-cell/>
          <table:table-cell table:formula="of:=[.B29]+1" office:value-type="float" office:value="34">
            <text:p>34</text:p>
          </table:table-cell>
          <table:table-cell office:value-type="float" office:value="89">
            <text:p>89</text:p>
          </table:table-cell>
          <table:table-cell office:value-type="float" office:value="0.226805">
            <text:p>0,226805</text:p>
          </table:table-cell>
          <table:table-cell office:value-type="float" office:value="0.216896">
            <text:p>0,216896</text:p>
          </table:table-cell>
          <table:table-cell office:value-type="float" office:value="0.000405">
            <text:p>0,000405</text:p>
          </table:table-cell>
        </table:table-row>
        <table:table-row table:style-name="ro1">
          <table:table-cell/>
          <table:table-cell table:formula="of:=[.B30]+1" office:value-type="float" office:value="35">
            <text:p>35</text:p>
          </table:table-cell>
          <table:table-cell office:value-type="float" office:value="98">
            <text:p>98</text:p>
          </table:table-cell>
          <table:table-cell office:value-type="float" office:value="0.367347">
            <text:p>0,367347</text:p>
          </table:table-cell>
          <table:table-cell office:value-type="float" office:value="0.349943">
            <text:p>0,349943</text:p>
          </table:table-cell>
          <table:table-cell office:value-type="float" office:value="0.000513">
            <text:p>0,000513</text:p>
          </table:table-cell>
        </table:table-row>
        <table:table-row table:style-name="ro1">
          <table:table-cell/>
          <table:table-cell table:formula="of:=[.B31]+1" office:value-type="float" office:value="36">
            <text:p>36</text:p>
          </table:table-cell>
          <table:table-cell office:value-type="float" office:value="91">
            <text:p>91</text:p>
          </table:table-cell>
          <table:table-cell office:value-type="float" office:value="0.310418">
            <text:p>0,310418</text:p>
          </table:table-cell>
          <table:table-cell office:value-type="float" office:value="0.3381">
            <text:p>0,338100</text:p>
          </table:table-cell>
          <table:table-cell office:value-type="float" office:value="0.000512">
            <text:p>0,000512</text:p>
          </table:table-cell>
        </table:table-row>
        <table:table-row table:style-name="ro1">
          <table:table-cell/>
          <table:table-cell table:formula="of:=[.B32]+1" office:value-type="float" office:value="37">
            <text:p>37</text:p>
          </table:table-cell>
          <table:table-cell office:value-type="float" office:value="105">
            <text:p>105</text:p>
          </table:table-cell>
          <table:table-cell office:value-type="float" office:value="0.392608">
            <text:p>0,392608</text:p>
          </table:table-cell>
          <table:table-cell office:value-type="float" office:value="0.393314">
            <text:p>0,393314</text:p>
          </table:table-cell>
          <table:table-cell office:value-type="float" office:value="0.000562">
            <text:p>0,000562</text:p>
          </table:table-cell>
        </table:table-row>
        <table:table-row table:style-name="ro1">
          <table:table-cell/>
          <table:table-cell table:formula="of:=[.B33]+1" office:value-type="float" office:value="38">
            <text:p>38</text:p>
          </table:table-cell>
          <table:table-cell office:value-type="float" office:value="112">
            <text:p>112</text:p>
          </table:table-cell>
          <table:table-cell office:value-type="float" office:value="0.545212">
            <text:p>0,545212</text:p>
          </table:table-cell>
          <table:table-cell office:value-type="float" office:value="0.557743">
            <text:p>0,557743</text:p>
          </table:table-cell>
          <table:table-cell office:value-type="float" office:value="0.000639">
            <text:p>0,000639</text:p>
          </table:table-cell>
        </table:table-row>
        <table:table-row table:style-name="ro1">
          <table:table-cell/>
          <table:table-cell table:formula="of:=[.B34]+1" office:value-type="float" office:value="39">
            <text:p>39</text:p>
          </table:table-cell>
          <table:table-cell office:value-type="float" office:value="99">
            <text:p>99</text:p>
          </table:table-cell>
          <table:table-cell office:value-type="float" office:value="0.291834">
            <text:p>0,291834</text:p>
          </table:table-cell>
          <table:table-cell office:value-type="float" office:value="0.336158">
            <text:p>0,336158</text:p>
          </table:table-cell>
          <table:table-cell office:value-type="float" office:value="0.000631">
            <text:p>0,000631</text:p>
          </table:table-cell>
        </table:table-row>
        <table:table-row table:style-name="ro1">
          <table:table-cell/>
          <table:table-cell table:formula="of:=[.B35]+1" office:value-type="float" office:value="40">
            <text:p>40</text:p>
          </table:table-cell>
          <table:table-cell office:value-type="float" office:value="84">
            <text:p>84</text:p>
          </table:table-cell>
          <table:table-cell office:value-type="float" office:value="0.504349">
            <text:p>0,504349</text:p>
          </table:table-cell>
          <table:table-cell office:value-type="float" office:value="0.495096">
            <text:p>0,495096</text:p>
          </table:table-cell>
          <table:table-cell office:value-type="float" office:value="0.000609">
            <text:p>0,0006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1" number:min-integer-digits="1"/>
    </number:number-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5" number:min-integer-digits="1"/>
    </number:number-style>
    <number:number-style style:name="N112">
      <number:number number:decimal-places="6" number:min-integer-digits="1"/>
    </number:number-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3">23/04/2020</text:date>, <text:time>15:2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3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78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style:style>
    <style:style style:name="ce2" style:family="table-cell" style:parent-style-name="Default">
      <style:table-cell-properties style:text-align-source="fix" style:repeat-content="false" fo:wrap-option="wrap" fo:border="0.002cm solid #000000"/>
      <style:paragraph-properties fo:text-align="center" fo:margin-left="0cm"/>
    </style:style>
    <style:style style:name="ce3" style:family="table-cell" style:parent-style-name="Default">
      <style:table-cell-properties style:text-align-source="fix" style:repeat-content="false" fo:border="0.002cm solid #000000"/>
      <style:paragraph-properties fo:text-align="start" fo:margin-left="0cm"/>
    </style:style>
    <style:style style:name="ce4" style:family="table-cell" style:parent-style-name="Default">
      <style:table-cell-properties fo:border-bottom="0.002cm solid #000000" fo:border-left="none" fo:border-right="none" fo:border-top="0.002cm solid #000000"/>
    </style:style>
    <style:style style:name="ce5" style:family="table-cell" style:parent-style-name="Default">
      <style:table-cell-properties style:text-align-source="fix" style:repeat-content="false" fo:border="0.002cm solid #000000" style:vertical-align="middle"/>
      <style:paragraph-properties fo:text-align="center"/>
    </style:style>
    <style:style style:name="ce6" style:family="table-cell" style:parent-style-name="Default">
      <style:table-cell-properties fo:border="0.002cm solid #000000"/>
    </style:style>
    <style:style style:name="ce7" style:family="table-cell" style:parent-style-name="Default">
      <style:table-cell-properties fo:border-bottom="0.002cm solid #000000" fo:border-left="none" fo:border-right="0.002cm solid #000000" fo:border-top="0.002cm solid #000000"/>
    </style:style>
  </office:automatic-styles>
  <office:body>
    <office:spreadsheet>
      <table:calculation-settings table:automatic-find-labels="false" table:use-regular-expressions="false"/>
      <table:table table:name="Flood-It" table:style-name="ta1" table:print="false">
        <table:table-column table:style-name="co1" table:number-columns-repeated="5" table:default-cell-style-name="ce3"/>
        <table:table-row table:style-name="ro1">
          <table:table-cell table:style-name="ce1" office:value-type="string" table:number-columns-spanned="5" table:number-rows-spanned="1">
            <text:p>Temps CPU et nombre d’essais pour l’exécution de la fonction « sequence_aleatoire », en fonction du nombre de couleur pour une grille de dimension 20.</text:p>
          </table:table-cell>
          <table:covered-table-cell table:number-columns-repeated="3" table:style-name="ce4"/>
          <table:covered-table-cell table:style-name="ce7"/>
        </table:table-row>
        <table:table-row table:style-name="ro2">
          <table:table-cell table:style-name="ce1" office:value-type="string" table:number-columns-spanned="1" table:number-rows-spanned="2">
            <text:p>nombre de couleur</text:p>
          </table:table-cell>
          <table:table-cell table:style-name="ce1" office:value-type="string" table:number-columns-spanned="1" table:number-rows-spanned="2">
            <text:p>nombre d’essais</text:p>
          </table:table-cell>
          <table:table-cell table:style-name="ce5" office:value-type="string" table:number-columns-spanned="3" table:number-rows-spanned="1">
            <text:p>temps CPU (en secondes)</text:p>
          </table:table-cell>
          <table:covered-table-cell table:number-columns-repeated="2" table:style-name="ce6"/>
        </table:table-row>
        <table:table-row table:style-name="ro3">
          <table:covered-table-cell table:number-columns-repeated="2" table:style-name="ce2"/>
          <table:table-cell table:style-name="ce2" office:value-type="string">
            <text:p>version récursive</text:p>
          </table:table-cell>
          <table:table-cell table:style-name="ce2" office:value-type="string">
            <text:p>version impérative</text:p>
          </table:table-cell>
          <table:table-cell table:style-name="ce2" office:value-type="string">
            <text:p>version rapide</text:p>
          </table:table-cell>
        </table:table-row>
        <table:table-row table:style-name="ro2">
          <table:table-cell office:value-type="float" office:value="10">
            <text:p>10</text:p>
          </table:table-cell>
          <table:table-cell office:value-type="float" office:value="88">
            <text:p>88</text:p>
          </table:table-cell>
          <table:table-cell office:value-type="float" office:value="0.022177">
            <text:p>0,022177</text:p>
          </table:table-cell>
          <table:table-cell office:value-type="float" office:value="0.023699">
            <text:p>0,023699</text:p>
          </table:table-cell>
          <table:table-cell office:value-type="float" office:value="0.000131">
            <text:p>0,000131</text:p>
          </table:table-cell>
        </table:table-row>
        <table:table-row table:style-name="ro4">
          <table:table-cell table:formula="of:=[.A4]+1" office:value-type="float" office:value="11">
            <text:p>11</text:p>
          </table:table-cell>
          <table:table-cell office:value-type="float" office:value="87">
            <text:p>87</text:p>
          </table:table-cell>
          <table:table-cell office:value-type="float" office:value="0.02576">
            <text:p>0,02576</text:p>
          </table:table-cell>
          <table:table-cell office:value-type="float" office:value="0.022728">
            <text:p>0,022728</text:p>
          </table:table-cell>
          <table:table-cell office:value-type="float" office:value="0.000128">
            <text:p>0,000128</text:p>
          </table:table-cell>
        </table:table-row>
        <table:table-row table:style-name="ro2">
          <table:table-cell table:formula="of:=[.A5]+1" office:value-type="float" office:value="12">
            <text:p>12</text:p>
          </table:table-cell>
          <table:table-cell office:value-type="float" office:value="110">
            <text:p>110</text:p>
          </table:table-cell>
          <table:table-cell office:value-type="float" office:value="0.033467">
            <text:p>0,033467</text:p>
          </table:table-cell>
          <table:table-cell office:value-type="float" office:value="0.030377">
            <text:p>0,030377</text:p>
          </table:table-cell>
          <table:table-cell office:value-type="float" office:value="0.000183">
            <text:p>0,000183</text:p>
          </table:table-cell>
        </table:table-row>
        <table:table-row table:style-name="ro2">
          <table:table-cell table:formula="of:=[.A6]+1" office:value-type="float" office:value="13">
            <text:p>13</text:p>
          </table:table-cell>
          <table:table-cell office:value-type="float" office:value="135">
            <text:p>135</text:p>
          </table:table-cell>
          <table:table-cell office:value-type="float" office:value="0.043857">
            <text:p>0,043857</text:p>
          </table:table-cell>
          <table:table-cell office:value-type="float" office:value="0.038171">
            <text:p>0,038171</text:p>
          </table:table-cell>
          <table:table-cell office:value-type="float" office:value="0.000164">
            <text:p>0,000164</text:p>
          </table:table-cell>
        </table:table-row>
        <table:table-row table:style-name="ro2">
          <table:table-cell table:formula="of:=[.A7]+1" office:value-type="float" office:value="14">
            <text:p>14</text:p>
          </table:table-cell>
          <table:table-cell office:value-type="float" office:value="165">
            <text:p>165</text:p>
          </table:table-cell>
          <table:table-cell office:value-type="float" office:value="0.065566">
            <text:p>0,065566</text:p>
          </table:table-cell>
          <table:table-cell office:value-type="float" office:value="0.05873">
            <text:p>0,05873</text:p>
          </table:table-cell>
          <table:table-cell office:value-type="float" office:value="0.000205">
            <text:p>0,000205</text:p>
          </table:table-cell>
        </table:table-row>
        <table:table-row table:style-name="ro2">
          <table:table-cell table:formula="of:=[.A8]+1" office:value-type="float" office:value="15">
            <text:p>15</text:p>
          </table:table-cell>
          <table:table-cell office:value-type="float" office:value="99">
            <text:p>99</text:p>
          </table:table-cell>
          <table:table-cell office:value-type="float" office:value="0.016754">
            <text:p>0,016754</text:p>
          </table:table-cell>
          <table:table-cell office:value-type="float" office:value="0.017167">
            <text:p>0,017167</text:p>
          </table:table-cell>
          <table:table-cell office:value-type="float" office:value="0.000127">
            <text:p>0,000127</text:p>
          </table:table-cell>
        </table:table-row>
        <table:table-row table:style-name="ro2">
          <table:table-cell table:formula="of:=[.A9]+1" office:value-type="float" office:value="16">
            <text:p>16</text:p>
          </table:table-cell>
          <table:table-cell office:value-type="float" office:value="192">
            <text:p>192</text:p>
          </table:table-cell>
          <table:table-cell office:value-type="float" office:value="0.059647">
            <text:p>0,059647</text:p>
          </table:table-cell>
          <table:table-cell office:value-type="float" office:value="0.053843">
            <text:p>0,053843</text:p>
          </table:table-cell>
          <table:table-cell office:value-type="float" office:value="0.000197">
            <text:p>0,000197</text:p>
          </table:table-cell>
        </table:table-row>
        <table:table-row table:style-name="ro2">
          <table:table-cell table:formula="of:=[.A10]+1" office:value-type="float" office:value="17">
            <text:p>17</text:p>
          </table:table-cell>
          <table:table-cell office:value-type="float" office:value="165">
            <text:p>165</text:p>
          </table:table-cell>
          <table:table-cell office:value-type="float" office:value="0.046157">
            <text:p>0,046157</text:p>
          </table:table-cell>
          <table:table-cell office:value-type="float" office:value="0.043643">
            <text:p>0,043643</text:p>
          </table:table-cell>
          <table:table-cell office:value-type="float" office:value="0.000186">
            <text:p>0,000186</text:p>
          </table:table-cell>
        </table:table-row>
        <table:table-row table:style-name="ro2">
          <table:table-cell table:formula="of:=[.A11]+1" office:value-type="float" office:value="18">
            <text:p>18</text:p>
          </table:table-cell>
          <table:table-cell office:value-type="float" office:value="178">
            <text:p>178</text:p>
          </table:table-cell>
          <table:table-cell office:value-type="float" office:value="0.07373">
            <text:p>0,07373</text:p>
          </table:table-cell>
          <table:table-cell office:value-type="float" office:value="0.066009">
            <text:p>0,066009</text:p>
          </table:table-cell>
          <table:table-cell office:value-type="float" office:value="0.000213">
            <text:p>0,000213</text:p>
          </table:table-cell>
        </table:table-row>
        <table:table-row table:style-name="ro2">
          <table:table-cell table:formula="of:=[.A12]+1" office:value-type="float" office:value="19">
            <text:p>19</text:p>
          </table:table-cell>
          <table:table-cell office:value-type="float" office:value="125">
            <text:p>125</text:p>
          </table:table-cell>
          <table:table-cell office:value-type="float" office:value="0.051357">
            <text:p>0,051357</text:p>
          </table:table-cell>
          <table:table-cell office:value-type="float" office:value="0.044147">
            <text:p>0,044147</text:p>
          </table:table-cell>
          <table:table-cell office:value-type="float" office:value="0.000178">
            <text:p>0,000178</text:p>
          </table:table-cell>
        </table:table-row>
        <table:table-row table:style-name="ro2">
          <table:table-cell table:formula="of:=[.A13]+1" office:value-type="float" office:value="20">
            <text:p>20</text:p>
          </table:table-cell>
          <table:table-cell office:value-type="float" office:value="168">
            <text:p>168</text:p>
          </table:table-cell>
          <table:table-cell office:value-type="float" office:value="0.044572">
            <text:p>0,044572</text:p>
          </table:table-cell>
          <table:table-cell office:value-type="float" office:value="0.044253">
            <text:p>0,044253</text:p>
          </table:table-cell>
          <table:table-cell office:value-type="float" office:value="0.000185">
            <text:p>0,000185</text:p>
          </table:table-cell>
        </table:table-row>
        <table:table-row table:style-name="ro2">
          <table:table-cell table:formula="of:=[.A14]+1" office:value-type="float" office:value="21">
            <text:p>21</text:p>
          </table:table-cell>
          <table:table-cell office:value-type="float" office:value="157">
            <text:p>157</text:p>
          </table:table-cell>
          <table:table-cell office:value-type="float" office:value="0.030555">
            <text:p>0,030555</text:p>
          </table:table-cell>
          <table:table-cell office:value-type="float" office:value="0.034825">
            <text:p>0,034825</text:p>
          </table:table-cell>
          <table:table-cell office:value-type="float" office:value="0.000148">
            <text:p>0,000148</text:p>
          </table:table-cell>
        </table:table-row>
        <table:table-row table:style-name="ro2">
          <table:table-cell table:formula="of:=[.A15]+1" office:value-type="float" office:value="22">
            <text:p>22</text:p>
          </table:table-cell>
          <table:table-cell office:value-type="float" office:value="218">
            <text:p>218</text:p>
          </table:table-cell>
          <table:table-cell office:value-type="float" office:value="0.10953">
            <text:p>0,10953</text:p>
          </table:table-cell>
          <table:table-cell office:value-type="float" office:value="0.091099">
            <text:p>0,091099</text:p>
          </table:table-cell>
          <table:table-cell office:value-type="float" office:value="0.000266">
            <text:p>0,000266</text:p>
          </table:table-cell>
        </table:table-row>
        <table:table-row table:style-name="ro2">
          <table:table-cell table:formula="of:=[.A16]+1" office:value-type="float" office:value="23">
            <text:p>23</text:p>
          </table:table-cell>
          <table:table-cell office:value-type="float" office:value="215">
            <text:p>215</text:p>
          </table:table-cell>
          <table:table-cell office:value-type="float" office:value="0.06807">
            <text:p>0,06807</text:p>
          </table:table-cell>
          <table:table-cell office:value-type="float" office:value="0.062491">
            <text:p>0,062491</text:p>
          </table:table-cell>
          <table:table-cell office:value-type="float" office:value="0.000237">
            <text:p>0,000237</text:p>
          </table:table-cell>
        </table:table-row>
        <table:table-row table:style-name="ro2">
          <table:table-cell table:formula="of:=[.A17]+1" office:value-type="float" office:value="24">
            <text:p>24</text:p>
          </table:table-cell>
          <table:table-cell office:value-type="float" office:value="305">
            <text:p>305</text:p>
          </table:table-cell>
          <table:table-cell office:value-type="float" office:value="0.107964">
            <text:p>0,107964</text:p>
          </table:table-cell>
          <table:table-cell office:value-type="float" office:value="0.093982">
            <text:p>0,093982</text:p>
          </table:table-cell>
          <table:table-cell office:value-type="float" office:value="0.000279">
            <text:p>0,000279</text:p>
          </table:table-cell>
        </table:table-row>
        <table:table-row table:style-name="ro2">
          <table:table-cell table:formula="of:=[.A18]+1" office:value-type="float" office:value="25">
            <text:p>25</text:p>
          </table:table-cell>
          <table:table-cell office:value-type="float" office:value="220">
            <text:p>220</text:p>
          </table:table-cell>
          <table:table-cell office:value-type="float" office:value="0.080056">
            <text:p>0,080056</text:p>
          </table:table-cell>
          <table:table-cell office:value-type="float" office:value="0.067994">
            <text:p>0,067994</text:p>
          </table:table-cell>
          <table:table-cell office:value-type="float" office:value="0.000243">
            <text:p>0,000243</text:p>
          </table:table-cell>
        </table:table-row>
        <table:table-row table:style-name="ro2">
          <table:table-cell table:formula="of:=[.A19]+1" office:value-type="float" office:value="26">
            <text:p>26</text:p>
          </table:table-cell>
          <table:table-cell office:value-type="float" office:value="305">
            <text:p>305</text:p>
          </table:table-cell>
          <table:table-cell office:value-type="float" office:value="0.093885">
            <text:p>0,093885</text:p>
          </table:table-cell>
          <table:table-cell office:value-type="float" office:value="0.085729">
            <text:p>0,085729</text:p>
          </table:table-cell>
          <table:table-cell office:value-type="float" office:value="0.000275">
            <text:p>0,000275</text:p>
          </table:table-cell>
        </table:table-row>
        <table:table-row table:style-name="ro2">
          <table:table-cell table:formula="of:=[.A20]+1" office:value-type="float" office:value="27">
            <text:p>27</text:p>
          </table:table-cell>
          <table:table-cell office:value-type="float" office:value="335">
            <text:p>335</text:p>
          </table:table-cell>
          <table:table-cell office:value-type="float" office:value="0.063443">
            <text:p>0,063443</text:p>
          </table:table-cell>
          <table:table-cell office:value-type="float" office:value="0.059459">
            <text:p>0,059459</text:p>
          </table:table-cell>
          <table:table-cell office:value-type="float" office:value="0.000224">
            <text:p>0,000224</text:p>
          </table:table-cell>
        </table:table-row>
        <table:table-row table:style-name="ro2">
          <table:table-cell table:formula="of:=[.A21]+1" office:value-type="float" office:value="28">
            <text:p>28</text:p>
          </table:table-cell>
          <table:table-cell office:value-type="float" office:value="379">
            <text:p>379</text:p>
          </table:table-cell>
          <table:table-cell office:value-type="float" office:value="0.11054">
            <text:p>0,11054</text:p>
          </table:table-cell>
          <table:table-cell office:value-type="float" office:value="0.091753">
            <text:p>0,091753</text:p>
          </table:table-cell>
          <table:table-cell office:value-type="float" office:value="0.000309">
            <text:p>0,000309</text:p>
          </table:table-cell>
        </table:table-row>
        <table:table-row table:style-name="ro2">
          <table:table-cell table:formula="of:=[.A22]+1" office:value-type="float" office:value="29">
            <text:p>29</text:p>
          </table:table-cell>
          <table:table-cell office:value-type="float" office:value="261">
            <text:p>261</text:p>
          </table:table-cell>
          <table:table-cell office:value-type="float" office:value="0.070057">
            <text:p>0,070057</text:p>
          </table:table-cell>
          <table:table-cell office:value-type="float" office:value="0.058965">
            <text:p>0,058965</text:p>
          </table:table-cell>
          <table:table-cell office:value-type="float" office:value="0.000236">
            <text:p>0,000236</text:p>
          </table:table-cell>
        </table:table-row>
        <table:table-row table:style-name="ro2">
          <table:table-cell table:formula="of:=[.A23]+1" office:value-type="float" office:value="30">
            <text:p>30</text:p>
          </table:table-cell>
          <table:table-cell office:value-type="float" office:value="363">
            <text:p>363</text:p>
          </table:table-cell>
          <table:table-cell office:value-type="float" office:value="0.109527">
            <text:p>0,109527</text:p>
          </table:table-cell>
          <table:table-cell office:value-type="float" office:value="0.110891">
            <text:p>0,110891</text:p>
          </table:table-cell>
          <table:table-cell office:value-type="float" office:value="0.00032">
            <text:p>0,0003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1" number:min-integer-digits="1"/>
    </number:number-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5" number:min-integer-digits="1"/>
    </number:number-style>
    <number:number-style style:name="N112">
      <number:number number:decimal-places="6" number:min-integer-digits="1"/>
    </number:number-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3">23/04/2020</text:date>, <text:time>15:2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false"/>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106">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106">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106">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875cm" svg:height="8.99cm" xlink:href="." xlink:type="simple" chart:class="chart:scatter" chart:style-name="ch1">
        <chart:title svg:x="-0.824cm" svg:y="0.315cm" chart:style-name="ch2">
          <text:p>Temps CPU pour l'exécution de la fonction "sequence_aleatoire"</text:p>
        </chart:title>
        <chart:subtitle svg:x="2.112cm" svg:y="1.273cm" chart:style-name="ch3">
          <text:p>en fonction de la dimension de la grille</text:p>
        </chart:subtitle>
        <chart:legend chart:legend-position="bottom" svg:x="1.696cm" svg:y="7.657cm" style:legend-expansion="wide" chart:style-name="ch4"/>
        <chart:plot-area chart:style-name="ch5" chart:data-source-has-labels="both" svg:x="1.255cm" svg:y="2.314cm" svg:width="9.186cm" svg:height="4.156cm">
          <chartooo:coordinate-region svg:x="1.982cm" svg:y="2.527cm" svg:width="8.272cm" svg:height="3.27cm"/>
          <chart:axis chart:dimension="x" chart:name="primary-x" chart:style-name="ch6" chartooo:axis-type="auto">
            <chart:title svg:x="4.216cm" svg:y="6.65cm" chart:style-name="ch7">
              <text:p>dimension de la grille</text:p>
            </chart:title>
            <chart:categories table:cell-range-address="local-table.$A$2:.$A$32"/>
            <chart:grid chart:style-name="ch8" chart:class="major"/>
          </chart:axis>
          <chart:axis chart:dimension="y" chart:name="primary-y" chart:style-name="ch6">
            <chart:title svg:x="0.451cm" svg:y="6.341cm" chart:style-name="ch9">
              <text:p>Temps CPU en secondes</text:p>
            </chart:title>
            <chart:grid chart:style-name="ch8" chart:class="major"/>
          </chart:axis>
          <chart:series chart:style-name="ch10" chart:values-cell-range-address="local-table.$C$2:.$C$32" chart:label-cell-address="local-table.$C$1" chart:class="chart:scatter">
            <chart:domain table:cell-range-address="local-table.$B$2:.$B$32"/>
            <chart:data-point chart:repeated="31"/>
          </chart:series>
          <chart:series chart:style-name="ch11" chart:values-cell-range-address="local-table.$D$2:.$D$32" chart:label-cell-address="local-table.$D$1" chart:class="chart:scatter">
            <chart:data-point chart:repeated="31"/>
          </chart:series>
          <chart:series chart:style-name="ch12" chart:values-cell-range-address="local-table.$E$2:.$E$32" chart:label-cell-address="local-table.$E$1" chart:class="chart:scatter">
            <chart:data-point chart:repeated="3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version rapide</text:p>
              </table:table-cell>
              <table:table-cell office:value-type="string">
                <text:p>version impérative</text:p>
              </table:table-cell>
              <table:table-cell office:value-type="string">
                <text:p>version récursive</text:p>
              </table:table-cell>
            </table:table-row>
          </table:table-header-rows>
          <table:table-rows>
            <table:table-row>
              <table:table-cell office:value-type="float" office:value="63">
                <text:p>60</text:p>
              </table:table-cell>
              <table:table-cell office:value-type="float" office:value="10">
                <text:p>10</text:p>
              </table:table-cell>
              <table:table-cell office:value-type="float" office:value="0.000033">
                <text:p>0.000033</text:p>
              </table:table-cell>
              <table:table-cell office:value-type="float" office:value="0.001389">
                <text:p>0.001389</text:p>
              </table:table-cell>
              <table:table-cell office:value-type="float" office:value="0.00129">
                <text:p>0.00129</text:p>
              </table:table-cell>
            </table:table-row>
            <table:table-row>
              <table:table-cell office:value-type="float" office:value="80">
                <text:p>80</text:p>
              </table:table-cell>
              <table:table-cell office:value-type="float" office:value="11">
                <text:p>11</text:p>
              </table:table-cell>
              <table:table-cell office:value-type="float" office:value="0.000039">
                <text:p>0.000039</text:p>
              </table:table-cell>
              <table:table-cell office:value-type="float" office:value="0.002031">
                <text:p>0.002031</text:p>
              </table:table-cell>
              <table:table-cell office:value-type="float" office:value="0.00225">
                <text:p>0.00225</text:p>
              </table:table-cell>
            </table:table-row>
            <table:table-row>
              <table:table-cell office:value-type="float" office:value="59">
                <text:p>60</text:p>
              </table:table-cell>
              <table:table-cell office:value-type="float" office:value="12">
                <text:p>12</text:p>
              </table:table-cell>
              <table:table-cell office:value-type="float" office:value="0.000039">
                <text:p>0.000039</text:p>
              </table:table-cell>
              <table:table-cell office:value-type="float" office:value="0.001533">
                <text:p>0.001533</text:p>
              </table:table-cell>
              <table:table-cell office:value-type="float" office:value="0.001771">
                <text:p>0.001771</text:p>
              </table:table-cell>
            </table:table-row>
            <table:table-row>
              <table:table-cell office:value-type="float" office:value="96">
                <text:p>100</text:p>
              </table:table-cell>
              <table:table-cell office:value-type="float" office:value="13">
                <text:p>13</text:p>
              </table:table-cell>
              <table:table-cell office:value-type="float" office:value="0.000059">
                <text:p>0.000059</text:p>
              </table:table-cell>
              <table:table-cell office:value-type="float" office:value="0.004883">
                <text:p>0.004883</text:p>
              </table:table-cell>
              <table:table-cell office:value-type="float" office:value="0.004922">
                <text:p>0.004922</text:p>
              </table:table-cell>
            </table:table-row>
            <table:table-row>
              <table:table-cell office:value-type="float" office:value="132">
                <text:p>130</text:p>
              </table:table-cell>
              <table:table-cell office:value-type="float" office:value="14">
                <text:p>14</text:p>
              </table:table-cell>
              <table:table-cell office:value-type="float" office:value="0.000083">
                <text:p>0.000083</text:p>
              </table:table-cell>
              <table:table-cell office:value-type="float" office:value="0.011009">
                <text:p>0.011009</text:p>
              </table:table-cell>
              <table:table-cell office:value-type="float" office:value="0.012286">
                <text:p>0.012286</text:p>
              </table:table-cell>
            </table:table-row>
            <table:table-row>
              <table:table-cell office:value-type="float" office:value="151">
                <text:p>150</text:p>
              </table:table-cell>
              <table:table-cell office:value-type="float" office:value="15">
                <text:p>15</text:p>
              </table:table-cell>
              <table:table-cell office:value-type="float" office:value="0.000108">
                <text:p>0.000108</text:p>
              </table:table-cell>
              <table:table-cell office:value-type="float" office:value="0.018651">
                <text:p>0.018651</text:p>
              </table:table-cell>
              <table:table-cell office:value-type="float" office:value="0.021575">
                <text:p>0.021575</text:p>
              </table:table-cell>
            </table:table-row>
            <table:table-row>
              <table:table-cell office:value-type="float" office:value="107">
                <text:p>110</text:p>
              </table:table-cell>
              <table:table-cell office:value-type="float" office:value="16">
                <text:p>16</text:p>
              </table:table-cell>
              <table:table-cell office:value-type="float" office:value="0.000118">
                <text:p>0.000118</text:p>
              </table:table-cell>
              <table:table-cell office:value-type="float" office:value="0.01593">
                <text:p>0.01593</text:p>
              </table:table-cell>
              <table:table-cell office:value-type="float" office:value="0.01667">
                <text:p>0.01667</text:p>
              </table:table-cell>
            </table:table-row>
            <table:table-row>
              <table:table-cell office:value-type="float" office:value="111">
                <text:p>110</text:p>
              </table:table-cell>
              <table:table-cell office:value-type="float" office:value="17">
                <text:p>17</text:p>
              </table:table-cell>
              <table:table-cell office:value-type="float" office:value="0.000097">
                <text:p>0.000097</text:p>
              </table:table-cell>
              <table:table-cell office:value-type="float" office:value="0.014649">
                <text:p>0.014649</text:p>
              </table:table-cell>
              <table:table-cell office:value-type="float" office:value="0.01662">
                <text:p>0.01662</text:p>
              </table:table-cell>
            </table:table-row>
            <table:table-row>
              <table:table-cell office:value-type="float" office:value="111">
                <text:p>110</text:p>
              </table:table-cell>
              <table:table-cell office:value-type="float" office:value="18">
                <text:p>18</text:p>
              </table:table-cell>
              <table:table-cell office:value-type="float" office:value="0.000116">
                <text:p>0.000116</text:p>
              </table:table-cell>
              <table:table-cell office:value-type="float" office:value="0.020931">
                <text:p>0.020931</text:p>
              </table:table-cell>
              <table:table-cell office:value-type="float" office:value="0.023159">
                <text:p>0.023159</text:p>
              </table:table-cell>
            </table:table-row>
            <table:table-row>
              <table:table-cell office:value-type="float" office:value="167">
                <text:p>170</text:p>
              </table:table-cell>
              <table:table-cell office:value-type="float" office:value="19">
                <text:p>19</text:p>
              </table:table-cell>
              <table:table-cell office:value-type="float" office:value="0.000156">
                <text:p>0.000156</text:p>
              </table:table-cell>
              <table:table-cell office:value-type="float" office:value="0.037582">
                <text:p>0.037582</text:p>
              </table:table-cell>
              <table:table-cell office:value-type="float" office:value="0.041662">
                <text:p>0.041662</text:p>
              </table:table-cell>
            </table:table-row>
            <table:table-row>
              <table:table-cell office:value-type="float" office:value="88">
                <text:p>90</text:p>
              </table:table-cell>
              <table:table-cell office:value-type="float" office:value="20">
                <text:p>20</text:p>
              </table:table-cell>
              <table:table-cell office:value-type="float" office:value="0.000132">
                <text:p>0.000132</text:p>
              </table:table-cell>
              <table:table-cell office:value-type="float" office:value="0.02343">
                <text:p>0.02343</text:p>
              </table:table-cell>
              <table:table-cell office:value-type="float" office:value="0.022328">
                <text:p>0.022328</text:p>
              </table:table-cell>
            </table:table-row>
            <table:table-row>
              <table:table-cell office:value-type="float" office:value="131">
                <text:p>130</text:p>
              </table:table-cell>
              <table:table-cell office:value-type="float" office:value="21">
                <text:p>21</text:p>
              </table:table-cell>
              <table:table-cell office:value-type="float" office:value="0.000195">
                <text:p>0.000195</text:p>
              </table:table-cell>
              <table:table-cell office:value-type="float" office:value="0.050779">
                <text:p>0.050779</text:p>
              </table:table-cell>
              <table:table-cell office:value-type="float" office:value="0.054504">
                <text:p>0.054504</text:p>
              </table:table-cell>
            </table:table-row>
            <table:table-row>
              <table:table-cell office:value-type="float" office:value="93">
                <text:p>90</text:p>
              </table:table-cell>
              <table:table-cell office:value-type="float" office:value="22">
                <text:p>22</text:p>
              </table:table-cell>
              <table:table-cell office:value-type="float" office:value="0.000168">
                <text:p>0.000168</text:p>
              </table:table-cell>
              <table:table-cell office:value-type="float" office:value="0.045085">
                <text:p>0.045085</text:p>
              </table:table-cell>
              <table:table-cell office:value-type="float" office:value="0.050566">
                <text:p>0.050566</text:p>
              </table:table-cell>
            </table:table-row>
            <table:table-row>
              <table:table-cell office:value-type="float" office:value="122">
                <text:p>120</text:p>
              </table:table-cell>
              <table:table-cell office:value-type="float" office:value="23">
                <text:p>23</text:p>
              </table:table-cell>
              <table:table-cell office:value-type="float" office:value="0.000221">
                <text:p>0.000221</text:p>
              </table:table-cell>
              <table:table-cell office:value-type="float" office:value="0.064552">
                <text:p>0.064552</text:p>
              </table:table-cell>
              <table:table-cell office:value-type="float" office:value="0.074761">
                <text:p>0.074761</text:p>
              </table:table-cell>
            </table:table-row>
            <table:table-row>
              <table:table-cell office:value-type="float" office:value="99">
                <text:p>100</text:p>
              </table:table-cell>
              <table:table-cell office:value-type="float" office:value="24">
                <text:p>24</text:p>
              </table:table-cell>
              <table:table-cell office:value-type="float" office:value="0.000199">
                <text:p>0.000199</text:p>
              </table:table-cell>
              <table:table-cell office:value-type="float" office:value="0.058242">
                <text:p>0.058242</text:p>
              </table:table-cell>
              <table:table-cell office:value-type="float" office:value="0.062506">
                <text:p>0.062506</text:p>
              </table:table-cell>
            </table:table-row>
            <table:table-row>
              <table:table-cell office:value-type="float" office:value="95">
                <text:p>100</text:p>
              </table:table-cell>
              <table:table-cell office:value-type="float" office:value="25">
                <text:p>25</text:p>
              </table:table-cell>
              <table:table-cell office:value-type="float" office:value="0.000271">
                <text:p>0.000271</text:p>
              </table:table-cell>
              <table:table-cell office:value-type="float" office:value="0.085642">
                <text:p>0.085642</text:p>
              </table:table-cell>
              <table:table-cell office:value-type="float" office:value="0.100588">
                <text:p>0.100588</text:p>
              </table:table-cell>
            </table:table-row>
            <table:table-row>
              <table:table-cell office:value-type="float" office:value="106">
                <text:p>110</text:p>
              </table:table-cell>
              <table:table-cell office:value-type="float" office:value="26">
                <text:p>26</text:p>
              </table:table-cell>
              <table:table-cell office:value-type="float" office:value="0.000256">
                <text:p>0.000256</text:p>
              </table:table-cell>
              <table:table-cell office:value-type="float" office:value="0.088549">
                <text:p>0.088549</text:p>
              </table:table-cell>
              <table:table-cell office:value-type="float" office:value="0.083334">
                <text:p>0.083334</text:p>
              </table:table-cell>
            </table:table-row>
            <table:table-row>
              <table:table-cell office:value-type="float" office:value="119">
                <text:p>120</text:p>
              </table:table-cell>
              <table:table-cell office:value-type="float" office:value="27">
                <text:p>27</text:p>
              </table:table-cell>
              <table:table-cell office:value-type="float" office:value="0.000281">
                <text:p>0.000281</text:p>
              </table:table-cell>
              <table:table-cell office:value-type="float" office:value="0.120836">
                <text:p>0.120836</text:p>
              </table:table-cell>
              <table:table-cell office:value-type="float" office:value="0.120671">
                <text:p>0.120671</text:p>
              </table:table-cell>
            </table:table-row>
            <table:table-row>
              <table:table-cell office:value-type="float" office:value="130">
                <text:p>130</text:p>
              </table:table-cell>
              <table:table-cell office:value-type="float" office:value="28">
                <text:p>28</text:p>
              </table:table-cell>
              <table:table-cell office:value-type="float" office:value="0.000323">
                <text:p>0.000323</text:p>
              </table:table-cell>
              <table:table-cell office:value-type="float" office:value="0.148506">
                <text:p>0.148506</text:p>
              </table:table-cell>
              <table:table-cell office:value-type="float" office:value="0.160703">
                <text:p>0.160703</text:p>
              </table:table-cell>
            </table:table-row>
            <table:table-row>
              <table:table-cell office:value-type="float" office:value="107">
                <text:p>110</text:p>
              </table:table-cell>
              <table:table-cell office:value-type="float" office:value="29">
                <text:p>29</text:p>
              </table:table-cell>
              <table:table-cell office:value-type="float" office:value="0.000315">
                <text:p>0.000315</text:p>
              </table:table-cell>
              <table:table-cell office:value-type="float" office:value="0.122309">
                <text:p>0.122309</text:p>
              </table:table-cell>
              <table:table-cell office:value-type="float" office:value="0.138441">
                <text:p>0.138441</text:p>
              </table:table-cell>
            </table:table-row>
            <table:table-row>
              <table:table-cell office:value-type="float" office:value="112">
                <text:p>110</text:p>
              </table:table-cell>
              <table:table-cell office:value-type="float" office:value="30">
                <text:p>30</text:p>
              </table:table-cell>
              <table:table-cell office:value-type="float" office:value="0.00033">
                <text:p>0.00033</text:p>
              </table:table-cell>
              <table:table-cell office:value-type="float" office:value="0.148635">
                <text:p>0.148635</text:p>
              </table:table-cell>
              <table:table-cell office:value-type="float" office:value="0.156855">
                <text:p>0.156855</text:p>
              </table:table-cell>
            </table:table-row>
            <table:table-row>
              <table:table-cell office:value-type="float" office:value="108">
                <text:p>110</text:p>
              </table:table-cell>
              <table:table-cell office:value-type="float" office:value="31">
                <text:p>31</text:p>
              </table:table-cell>
              <table:table-cell office:value-type="float" office:value="0.000441">
                <text:p>0.000441</text:p>
              </table:table-cell>
              <table:table-cell office:value-type="float" office:value="0.257799">
                <text:p>0.257799</text:p>
              </table:table-cell>
              <table:table-cell office:value-type="float" office:value="0.293517">
                <text:p>0.293517</text:p>
              </table:table-cell>
            </table:table-row>
            <table:table-row>
              <table:table-cell office:value-type="float" office:value="104">
                <text:p>100</text:p>
              </table:table-cell>
              <table:table-cell office:value-type="float" office:value="32">
                <text:p>32</text:p>
              </table:table-cell>
              <table:table-cell office:value-type="float" office:value="0.000398">
                <text:p>0.000398</text:p>
              </table:table-cell>
              <table:table-cell office:value-type="float" office:value="0.178055">
                <text:p>0.178055</text:p>
              </table:table-cell>
              <table:table-cell office:value-type="float" office:value="0.19074">
                <text:p>0.19074</text:p>
              </table:table-cell>
            </table:table-row>
            <table:table-row>
              <table:table-cell office:value-type="float" office:value="77">
                <text:p>80</text:p>
              </table:table-cell>
              <table:table-cell office:value-type="float" office:value="33">
                <text:p>33</text:p>
              </table:table-cell>
              <table:table-cell office:value-type="float" office:value="0.000389">
                <text:p>0.000389</text:p>
              </table:table-cell>
              <table:table-cell office:value-type="float" office:value="0.194938">
                <text:p>0.194938</text:p>
              </table:table-cell>
              <table:table-cell office:value-type="float" office:value="0.190064">
                <text:p>0.190064</text:p>
              </table:table-cell>
            </table:table-row>
            <table:table-row>
              <table:table-cell office:value-type="float" office:value="89">
                <text:p>90</text:p>
              </table:table-cell>
              <table:table-cell office:value-type="float" office:value="34">
                <text:p>34</text:p>
              </table:table-cell>
              <table:table-cell office:value-type="float" office:value="0.000405">
                <text:p>0.000405</text:p>
              </table:table-cell>
              <table:table-cell office:value-type="float" office:value="0.216896">
                <text:p>0.216896</text:p>
              </table:table-cell>
              <table:table-cell office:value-type="float" office:value="0.226805">
                <text:p>0.226805</text:p>
              </table:table-cell>
            </table:table-row>
            <table:table-row>
              <table:table-cell office:value-type="float" office:value="98">
                <text:p>100</text:p>
              </table:table-cell>
              <table:table-cell office:value-type="float" office:value="35">
                <text:p>35</text:p>
              </table:table-cell>
              <table:table-cell office:value-type="float" office:value="0.000513">
                <text:p>0.000513</text:p>
              </table:table-cell>
              <table:table-cell office:value-type="float" office:value="0.349943">
                <text:p>0.349943</text:p>
              </table:table-cell>
              <table:table-cell office:value-type="float" office:value="0.367347">
                <text:p>0.367347</text:p>
              </table:table-cell>
            </table:table-row>
            <table:table-row>
              <table:table-cell office:value-type="float" office:value="91">
                <text:p>90</text:p>
              </table:table-cell>
              <table:table-cell office:value-type="float" office:value="36">
                <text:p>36</text:p>
              </table:table-cell>
              <table:table-cell office:value-type="float" office:value="0.000512">
                <text:p>0.000512</text:p>
              </table:table-cell>
              <table:table-cell office:value-type="float" office:value="0.3381">
                <text:p>0.3381</text:p>
              </table:table-cell>
              <table:table-cell office:value-type="float" office:value="0.310418">
                <text:p>0.310418</text:p>
              </table:table-cell>
            </table:table-row>
            <table:table-row>
              <table:table-cell office:value-type="float" office:value="105">
                <text:p>110</text:p>
              </table:table-cell>
              <table:table-cell office:value-type="float" office:value="37">
                <text:p>37</text:p>
              </table:table-cell>
              <table:table-cell office:value-type="float" office:value="0.000562">
                <text:p>0.000562</text:p>
              </table:table-cell>
              <table:table-cell office:value-type="float" office:value="0.393314">
                <text:p>0.393314</text:p>
              </table:table-cell>
              <table:table-cell office:value-type="float" office:value="0.392608">
                <text:p>0.392608</text:p>
              </table:table-cell>
            </table:table-row>
            <table:table-row>
              <table:table-cell office:value-type="float" office:value="112">
                <text:p>110</text:p>
              </table:table-cell>
              <table:table-cell office:value-type="float" office:value="38">
                <text:p>38</text:p>
              </table:table-cell>
              <table:table-cell office:value-type="float" office:value="0.000639">
                <text:p>0.000639</text:p>
              </table:table-cell>
              <table:table-cell office:value-type="float" office:value="0.557743">
                <text:p>0.557743</text:p>
              </table:table-cell>
              <table:table-cell office:value-type="float" office:value="0.545212">
                <text:p>0.545212</text:p>
              </table:table-cell>
            </table:table-row>
            <table:table-row>
              <table:table-cell office:value-type="float" office:value="99">
                <text:p>100</text:p>
              </table:table-cell>
              <table:table-cell office:value-type="float" office:value="39">
                <text:p>39</text:p>
              </table:table-cell>
              <table:table-cell office:value-type="float" office:value="0.000631">
                <text:p>0.000631</text:p>
              </table:table-cell>
              <table:table-cell office:value-type="float" office:value="0.336158">
                <text:p>0.336158</text:p>
              </table:table-cell>
              <table:table-cell office:value-type="float" office:value="0.291834">
                <text:p>0.291834</text:p>
              </table:table-cell>
            </table:table-row>
            <table:table-row>
              <table:table-cell office:value-type="float" office:value="84">
                <text:p>80</text:p>
              </table:table-cell>
              <table:table-cell office:value-type="float" office:value="40">
                <text:p>40</text:p>
              </table:table-cell>
              <table:table-cell office:value-type="float" office:value="0.000609">
                <text:p>0.000609</text:p>
              </table:table-cell>
              <table:table-cell office:value-type="float" office:value="0.495096">
                <text:p>0.495096</text:p>
              </table:table-cell>
              <table:table-cell office:value-type="float" office:value="0.504349">
                <text:p>0.50434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6$Win32 OpenOffice.org_project/416m1$Build-979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108cm" svg:height="8.96cm" xlink:href="." xlink:type="simple" chart:class="chart:scatter" chart:style-name="ch1">
        <chart:title svg:x="-1.207cm" svg:y="0.315cm" chart:style-name="ch2">
          <text:p>Temps CPU pour l'exécution de la fonction "sequence_aleatoire"</text:p>
        </chart:title>
        <chart:subtitle svg:x="2.113cm" svg:y="1.273cm" chart:style-name="ch3">
          <text:p>en fonction du nombre de couleur</text:p>
        </chart:subtitle>
        <chart:legend chart:legend-position="bottom" svg:x="1.313cm" svg:y="7.627cm" style:legend-expansion="wide" chart:style-name="ch4"/>
        <chart:plot-area chart:style-name="ch5" chart:data-source-has-labels="both" svg:x="1.24cm" svg:y="2.314cm" svg:width="8.464cm" svg:height="4.126cm">
          <chartooo:coordinate-region svg:x="2.152cm" svg:y="2.526cm" svg:width="7.365cm" svg:height="3.241cm"/>
          <chart:axis chart:dimension="x" chart:name="primary-x" chart:style-name="ch6" chartooo:axis-type="auto">
            <chart:title svg:x="4.039cm" svg:y="6.62cm" chart:style-name="ch7">
              <text:p>nombre de couleur</text:p>
            </chart:title>
            <chart:categories table:cell-range-address="local-table.$A$2:.$A$22"/>
            <chart:grid chart:style-name="ch8" chart:class="major"/>
          </chart:axis>
          <chart:axis chart:dimension="y" chart:name="primary-y" chart:style-name="ch6">
            <chart:title svg:x="0.451cm" svg:y="6.326cm" chart:style-name="ch9">
              <text:p>Temps CPU en secondes</text:p>
            </chart:title>
            <chart:grid chart:style-name="ch8" chart:class="major"/>
          </chart:axis>
          <chart:series chart:style-name="ch10" chart:values-cell-range-address="local-table.$C$2:.$C$22" chart:label-cell-address="local-table.$C$1" chart:class="chart:scatter">
            <chart:domain table:cell-range-address="local-table.$B$2:.$B$22"/>
            <chart:data-point chart:repeated="21"/>
          </chart:series>
          <chart:series chart:style-name="ch11" chart:values-cell-range-address="local-table.$D$2:.$D$22" chart:label-cell-address="local-table.$D$1" chart:class="chart:scatter">
            <chart:data-point chart:repeated="21"/>
          </chart:series>
          <chart:series chart:style-name="ch12" chart:values-cell-range-address="local-table.$E$2:.$E$22" chart:label-cell-address="local-table.$E$1" chart:class="chart:scatter">
            <chart:data-point chart:repeated="2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version impérative</text:p>
              </table:table-cell>
              <table:table-cell office:value-type="string">
                <text:p>version récursive</text:p>
              </table:table-cell>
              <table:table-cell office:value-type="string">
                <text:p>version rapide</text:p>
              </table:table-cell>
            </table:table-row>
          </table:table-header-rows>
          <table:table-rows>
            <table:table-row>
              <table:table-cell office:value-type="string">
                <text:p>1</text:p>
              </table:table-cell>
              <table:table-cell office:value-type="float" office:value="10">
                <text:p>10</text:p>
              </table:table-cell>
              <table:table-cell office:value-type="float" office:value="0.023699">
                <text:p>0.023699</text:p>
              </table:table-cell>
              <table:table-cell office:value-type="float" office:value="0.022177">
                <text:p>0.022177</text:p>
              </table:table-cell>
              <table:table-cell office:value-type="float" office:value="0.000131">
                <text:p>0.000131</text:p>
              </table:table-cell>
            </table:table-row>
            <table:table-row>
              <table:table-cell office:value-type="string">
                <text:p>2</text:p>
              </table:table-cell>
              <table:table-cell office:value-type="float" office:value="11">
                <text:p>11</text:p>
              </table:table-cell>
              <table:table-cell office:value-type="float" office:value="0.022728">
                <text:p>0.022728</text:p>
              </table:table-cell>
              <table:table-cell office:value-type="float" office:value="0.02576">
                <text:p>0.02576</text:p>
              </table:table-cell>
              <table:table-cell office:value-type="float" office:value="0.000128">
                <text:p>0.000128</text:p>
              </table:table-cell>
            </table:table-row>
            <table:table-row>
              <table:table-cell office:value-type="string">
                <text:p>3</text:p>
              </table:table-cell>
              <table:table-cell office:value-type="float" office:value="12">
                <text:p>12</text:p>
              </table:table-cell>
              <table:table-cell office:value-type="float" office:value="0.030377">
                <text:p>0.030377</text:p>
              </table:table-cell>
              <table:table-cell office:value-type="float" office:value="0.033467">
                <text:p>0.033467</text:p>
              </table:table-cell>
              <table:table-cell office:value-type="float" office:value="0.000183">
                <text:p>0.000183</text:p>
              </table:table-cell>
            </table:table-row>
            <table:table-row>
              <table:table-cell office:value-type="string">
                <text:p>4</text:p>
              </table:table-cell>
              <table:table-cell office:value-type="float" office:value="13">
                <text:p>13</text:p>
              </table:table-cell>
              <table:table-cell office:value-type="float" office:value="0.038171">
                <text:p>0.038171</text:p>
              </table:table-cell>
              <table:table-cell office:value-type="float" office:value="0.043857">
                <text:p>0.043857</text:p>
              </table:table-cell>
              <table:table-cell office:value-type="float" office:value="0.000164">
                <text:p>0.000164</text:p>
              </table:table-cell>
            </table:table-row>
            <table:table-row>
              <table:table-cell office:value-type="string">
                <text:p>5</text:p>
              </table:table-cell>
              <table:table-cell office:value-type="float" office:value="14">
                <text:p>14</text:p>
              </table:table-cell>
              <table:table-cell office:value-type="float" office:value="0.05873">
                <text:p>0.05873</text:p>
              </table:table-cell>
              <table:table-cell office:value-type="float" office:value="0.065566">
                <text:p>0.065566</text:p>
              </table:table-cell>
              <table:table-cell office:value-type="float" office:value="0.000205">
                <text:p>0.000205</text:p>
              </table:table-cell>
            </table:table-row>
            <table:table-row>
              <table:table-cell office:value-type="string">
                <text:p>6</text:p>
              </table:table-cell>
              <table:table-cell office:value-type="float" office:value="15">
                <text:p>15</text:p>
              </table:table-cell>
              <table:table-cell office:value-type="float" office:value="0.017167">
                <text:p>0.017167</text:p>
              </table:table-cell>
              <table:table-cell office:value-type="float" office:value="0.016754">
                <text:p>0.016754</text:p>
              </table:table-cell>
              <table:table-cell office:value-type="float" office:value="0.000127">
                <text:p>0.000127</text:p>
              </table:table-cell>
            </table:table-row>
            <table:table-row>
              <table:table-cell office:value-type="string">
                <text:p>7</text:p>
              </table:table-cell>
              <table:table-cell office:value-type="float" office:value="16">
                <text:p>16</text:p>
              </table:table-cell>
              <table:table-cell office:value-type="float" office:value="0.053843">
                <text:p>0.053843</text:p>
              </table:table-cell>
              <table:table-cell office:value-type="float" office:value="0.059647">
                <text:p>0.059647</text:p>
              </table:table-cell>
              <table:table-cell office:value-type="float" office:value="0.000197">
                <text:p>0.000197</text:p>
              </table:table-cell>
            </table:table-row>
            <table:table-row>
              <table:table-cell office:value-type="string">
                <text:p>8</text:p>
              </table:table-cell>
              <table:table-cell office:value-type="float" office:value="17">
                <text:p>17</text:p>
              </table:table-cell>
              <table:table-cell office:value-type="float" office:value="0.043643">
                <text:p>0.043643</text:p>
              </table:table-cell>
              <table:table-cell office:value-type="float" office:value="0.046157">
                <text:p>0.046157</text:p>
              </table:table-cell>
              <table:table-cell office:value-type="float" office:value="0.000186">
                <text:p>0.000186</text:p>
              </table:table-cell>
            </table:table-row>
            <table:table-row>
              <table:table-cell office:value-type="string">
                <text:p>9</text:p>
              </table:table-cell>
              <table:table-cell office:value-type="float" office:value="18">
                <text:p>18</text:p>
              </table:table-cell>
              <table:table-cell office:value-type="float" office:value="0.066009">
                <text:p>0.066009</text:p>
              </table:table-cell>
              <table:table-cell office:value-type="float" office:value="0.07373">
                <text:p>0.07373</text:p>
              </table:table-cell>
              <table:table-cell office:value-type="float" office:value="0.000213">
                <text:p>0.000213</text:p>
              </table:table-cell>
            </table:table-row>
            <table:table-row>
              <table:table-cell office:value-type="string">
                <text:p>10</text:p>
              </table:table-cell>
              <table:table-cell office:value-type="float" office:value="19">
                <text:p>19</text:p>
              </table:table-cell>
              <table:table-cell office:value-type="float" office:value="0.044147">
                <text:p>0.044147</text:p>
              </table:table-cell>
              <table:table-cell office:value-type="float" office:value="0.051357">
                <text:p>0.051357</text:p>
              </table:table-cell>
              <table:table-cell office:value-type="float" office:value="0.000178">
                <text:p>0.000178</text:p>
              </table:table-cell>
            </table:table-row>
            <table:table-row>
              <table:table-cell office:value-type="string">
                <text:p>11</text:p>
              </table:table-cell>
              <table:table-cell office:value-type="float" office:value="20">
                <text:p>20</text:p>
              </table:table-cell>
              <table:table-cell office:value-type="float" office:value="0.044253">
                <text:p>0.044253</text:p>
              </table:table-cell>
              <table:table-cell office:value-type="float" office:value="0.044572">
                <text:p>0.044572</text:p>
              </table:table-cell>
              <table:table-cell office:value-type="float" office:value="0.000185">
                <text:p>0.000185</text:p>
              </table:table-cell>
            </table:table-row>
            <table:table-row>
              <table:table-cell office:value-type="string">
                <text:p>12</text:p>
              </table:table-cell>
              <table:table-cell office:value-type="float" office:value="21">
                <text:p>21</text:p>
              </table:table-cell>
              <table:table-cell office:value-type="float" office:value="0.034825">
                <text:p>0.034825</text:p>
              </table:table-cell>
              <table:table-cell office:value-type="float" office:value="0.030555">
                <text:p>0.030555</text:p>
              </table:table-cell>
              <table:table-cell office:value-type="float" office:value="0.000148">
                <text:p>0.000148</text:p>
              </table:table-cell>
            </table:table-row>
            <table:table-row>
              <table:table-cell office:value-type="string">
                <text:p>13</text:p>
              </table:table-cell>
              <table:table-cell office:value-type="float" office:value="22">
                <text:p>22</text:p>
              </table:table-cell>
              <table:table-cell office:value-type="float" office:value="0.091099">
                <text:p>0.091099</text:p>
              </table:table-cell>
              <table:table-cell office:value-type="float" office:value="0.10953">
                <text:p>0.10953</text:p>
              </table:table-cell>
              <table:table-cell office:value-type="float" office:value="0.000266">
                <text:p>0.000266</text:p>
              </table:table-cell>
            </table:table-row>
            <table:table-row>
              <table:table-cell office:value-type="string">
                <text:p>14</text:p>
              </table:table-cell>
              <table:table-cell office:value-type="float" office:value="23">
                <text:p>23</text:p>
              </table:table-cell>
              <table:table-cell office:value-type="float" office:value="0.062491">
                <text:p>0.062491</text:p>
              </table:table-cell>
              <table:table-cell office:value-type="float" office:value="0.06807">
                <text:p>0.06807</text:p>
              </table:table-cell>
              <table:table-cell office:value-type="float" office:value="0.000237">
                <text:p>0.000237</text:p>
              </table:table-cell>
            </table:table-row>
            <table:table-row>
              <table:table-cell office:value-type="string">
                <text:p>15</text:p>
              </table:table-cell>
              <table:table-cell office:value-type="float" office:value="24">
                <text:p>24</text:p>
              </table:table-cell>
              <table:table-cell office:value-type="float" office:value="0.093982">
                <text:p>0.093982</text:p>
              </table:table-cell>
              <table:table-cell office:value-type="float" office:value="0.107964">
                <text:p>0.107964</text:p>
              </table:table-cell>
              <table:table-cell office:value-type="float" office:value="0.000279">
                <text:p>0.000279</text:p>
              </table:table-cell>
            </table:table-row>
            <table:table-row>
              <table:table-cell office:value-type="string">
                <text:p>16</text:p>
              </table:table-cell>
              <table:table-cell office:value-type="float" office:value="25">
                <text:p>25</text:p>
              </table:table-cell>
              <table:table-cell office:value-type="float" office:value="0.067994">
                <text:p>0.067994</text:p>
              </table:table-cell>
              <table:table-cell office:value-type="float" office:value="0.080056">
                <text:p>0.080056</text:p>
              </table:table-cell>
              <table:table-cell office:value-type="float" office:value="0.000243">
                <text:p>0.000243</text:p>
              </table:table-cell>
            </table:table-row>
            <table:table-row>
              <table:table-cell office:value-type="string">
                <text:p>17</text:p>
              </table:table-cell>
              <table:table-cell office:value-type="float" office:value="26">
                <text:p>26</text:p>
              </table:table-cell>
              <table:table-cell office:value-type="float" office:value="0.085729">
                <text:p>0.085729</text:p>
              </table:table-cell>
              <table:table-cell office:value-type="float" office:value="0.093885">
                <text:p>0.093885</text:p>
              </table:table-cell>
              <table:table-cell office:value-type="float" office:value="0.000275">
                <text:p>0.000275</text:p>
              </table:table-cell>
            </table:table-row>
            <table:table-row>
              <table:table-cell office:value-type="string">
                <text:p>18</text:p>
              </table:table-cell>
              <table:table-cell office:value-type="float" office:value="27">
                <text:p>27</text:p>
              </table:table-cell>
              <table:table-cell office:value-type="float" office:value="0.059459">
                <text:p>0.059459</text:p>
              </table:table-cell>
              <table:table-cell office:value-type="float" office:value="0.063443">
                <text:p>0.063443</text:p>
              </table:table-cell>
              <table:table-cell office:value-type="float" office:value="0.000224">
                <text:p>0.000224</text:p>
              </table:table-cell>
            </table:table-row>
            <table:table-row>
              <table:table-cell office:value-type="string">
                <text:p>19</text:p>
              </table:table-cell>
              <table:table-cell office:value-type="float" office:value="28">
                <text:p>28</text:p>
              </table:table-cell>
              <table:table-cell office:value-type="float" office:value="0.091753">
                <text:p>0.091753</text:p>
              </table:table-cell>
              <table:table-cell office:value-type="float" office:value="0.11054">
                <text:p>0.11054</text:p>
              </table:table-cell>
              <table:table-cell office:value-type="float" office:value="0.000309">
                <text:p>0.000309</text:p>
              </table:table-cell>
            </table:table-row>
            <table:table-row>
              <table:table-cell office:value-type="string">
                <text:p>20</text:p>
              </table:table-cell>
              <table:table-cell office:value-type="float" office:value="29">
                <text:p>29</text:p>
              </table:table-cell>
              <table:table-cell office:value-type="float" office:value="0.058965">
                <text:p>0.058965</text:p>
              </table:table-cell>
              <table:table-cell office:value-type="float" office:value="0.070057">
                <text:p>0.070057</text:p>
              </table:table-cell>
              <table:table-cell office:value-type="float" office:value="0.000236">
                <text:p>0.000236</text:p>
              </table:table-cell>
            </table:table-row>
            <table:table-row>
              <table:table-cell office:value-type="string">
                <text:p>21</text:p>
              </table:table-cell>
              <table:table-cell office:value-type="float" office:value="30">
                <text:p>30</text:p>
              </table:table-cell>
              <table:table-cell office:value-type="float" office:value="0.110891">
                <text:p>0.110891</text:p>
              </table:table-cell>
              <table:table-cell office:value-type="float" office:value="0.109527">
                <text:p>0.109527</text:p>
              </table:table-cell>
              <table:table-cell office:value-type="float" office:value="0.00032">
                <text:p>0.0003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6$Win32 OpenOffice.org_project/416m1$Build-979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